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3"/>
    <style:style style:name="P4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establish communication between a NodeMCU (running the above code) and a BeagleBone Black (BBB) such that the NodeMCU will start working upon receiving a specific value from the BBB, you can use <text:span text:style-name="Strong_20_Emphasis">MQTT (Message Queuing Telemetry Transport)</text:span>. This is the protocol you're already using for communication with the MQTT broker (<text:span text:style-name="Source_20_Text">test.mosquitto.org</text:span>).</text:p>
      <text:h text:style-name="Heading_20_3" text:outline-level="3">Approach:</text:h>
      <text:list xml:id="list1862344862" text:style-name="L1">
        <text:list-item>
          <text:p text:style-name="P6"><text:span text:style-name="Strong_20_Emphasis">NodeMCU (Client)</text:span> will subscribe to a specific MQTT topic.</text:p>
        </text:list-item>
        <text:list-item>
          <text:p text:style-name="P5"><text:span text:style-name="Strong_20_Emphasis">BeagleBone Black (Publisher)</text:span> will publish messages to that topic. When the NodeMCU receives a specific message, it will trigger the actions in your <text:span text:style-name="Source_20_Text">loop()</text:span> function (such as retrieving GPS data).</text:p>
        </text:list-item>
      </text:list>
      <text:h text:style-name="Heading_20_3" text:outline-level="3">Steps:</text:h>
      <text:list xml:id="list349722808" text:style-name="L2">
        <text:list-item>
          <text:p text:style-name="P7"><text:span text:style-name="Strong_20_Emphasis">Set up an MQTT Broker (Optional)</text:span></text:p>
          <text:list>
            <text:list-item>
              <text:p text:style-name="P8">You can either use a public MQTT broker like <text:span text:style-name="Source_20_Text">test.mosquitto.org</text:span> or set up your own broker on the BeagleBone Black or another server.</text:p>
            </text:list-item>
            <text:list-item>
              <text:p text:style-name="P8">In this example, I will use <text:span text:style-name="Source_20_Text">test.mosquitto.org</text:span>.</text:p>
            </text:list-item>
          </text:list>
        </text:list-item>
        <text:list-item>
          <text:p text:style-name="P7"><text:span text:style-name="Strong_20_Emphasis">NodeMCU: Subscribe to a topic and trigger action upon receiving a message</text:span></text:p>
          <text:list>
            <text:list-item>
              <text:p text:style-name="P8">Modify the NodeMCU code to subscribe to a topic (for example: <text:span text:style-name="Source_20_Text">"device/start"</text:span>) and trigger the <text:span text:style-name="Source_20_Text">loop()</text:span> functionality when a specific message is received (e.g., <text:span text:style-name="Source_20_Text">"start"</text:span>).</text:p>
            </text:list-item>
          </text:list>
        </text:list-item>
        <text:list-item>
          <text:p text:style-name="P7"><text:span text:style-name="Strong_20_Emphasis">BeagleBone Black: Publish a message to start the NodeMCU operation</text:span></text:p>
          <text:list>
            <text:list-item>
              <text:p text:style-name="P7">The BeagleBone Black will publish to the <text:span text:style-name="Source_20_Text">"device/start"</text:span> topic to trigger the NodeMCU.</text:p>
            </text:list-item>
          </text:list>
        </text:list-item>
      </text:list>
      <text:h text:style-name="Heading_20_3" text:outline-level="3">NodeMCU Code Update:</text:h>
      <text:p text:style-name="Text_20_body">The NodeMCU will subscribe to the topic <text:span text:style-name="Source_20_Text">"device/start"</text:span> and perform some action when a message is received.</text:p>
      <text:p text:style-name="Preformatted_20_Text">cpp</text:p>
      <text:p text:style-name="Preformatted_20_Text">Copy</text:p>
      <text:p text:style-name="P1"><text:span text:style-name="Source_20_Text">#include &lt;ESP8266WiFi.h&gt;</text:span></text:p>
      <text:p text:style-name="P1"><text:span text:style-name="Source_20_Text">#include &lt;PubSubClient.h&gt;</text:span></text:p>
      <text:p text:style-name="P1"><text:span text:style-name="Source_20_Text">#include &lt;TinyGPS++.h&gt;</text:span></text:p>
      <text:p text:style-name="P1"><text:span text:style-name="Source_20_Text">#include &lt;SoftwareSerial.h&gt;</text:span></text:p>
      <text:p text:style-name="P1"/>
      <text:p text:style-name="P1"><text:span text:style-name="Source_20_Text">SoftwareSerial GPS_SoftSerial(4, 3);</text:span></text:p>
      <text:p text:style-name="P1"/>
      <text:p text:style-name="P1"><text:span text:style-name="Source_20_Text">TinyGPSPlus gps; <text:s text:c="2"/></text:span></text:p>
      <text:p text:style-name="P1"/>
      <text:p text:style-name="P1"><text:span text:style-name="Source_20_Text">volatile float minutes, seconds;</text:span></text:p>
      <text:p text:style-name="P1"><text:span text:style-name="Source_20_Text">volatile int degree, secs, mins;</text:span></text:p>
      <text:p text:style-name="P1"/>
      <text:p text:style-name="P1"><text:span text:style-name="Source_20_Text">const char* ssid = "Connect me";</text:span></text:p>
      <text:p text:style-name="P1"><text:span text:style-name="Source_20_Text">const char* password = "connected123";</text:span></text:p>
      <text:p text:style-name="P1"><text:span text:style-name="Source_20_Text">const char* mqtt_server = "test.mosquitto.org"; // MQTT Broker address</text:span></text:p>
      <text:p text:style-name="P1"/>
      <text:p text:style-name="P1"><text:span text:style-name="Source_20_Text">WiFiClient espClient;</text:span></text:p>
      <text:p text:style-name="P1"><text:span text:style-name="Source_20_Text">PubSubClient client(espClient);</text:span></text:p>
      <text:p text:style-name="P1"><text:span text:style-name="Source_20_Text">unsigned long lastMsg = 0;</text:span></text:p>
      <text:p text:style-name="P1"><text:span text:style-name="Source_20_Text">#define MSG_BUFFER_SIZE (500)</text:span></text:p>
      <text:p text:style-name="P1"><text:soft-page-break/><text:span text:style-name="Source_20_Text">char msg[MSG_BUFFER_SIZE];</text:span></text:p>
      <text:p text:style-name="P1"><text:span text:style-name="Source_20_Text">char msg2[MSG_BUFFER_SIZE];</text:span></text:p>
      <text:p text:style-name="P1"/>
      <text:p text:style-name="P1"><text:span text:style-name="Source_20_Text">int value = 0;</text:span></text:p>
      <text:p text:style-name="P1"><text:span text:style-name="Source_20_Text">bool startWorking = false; <text:s/>// Flag to indicate if NodeMCU should start working</text:span></text:p>
      <text:p text:style-name="P1"/>
      <text:p text:style-name="P1"><text:span text:style-name="Source_20_Text">// Function to setup WiFi connection</text:span></text:p>
      <text:p text:style-name="P1"><text:span text:style-name="Source_20_Text">void setup_wifi() {</text:span></text:p>
      <text:p text:style-name="P1"><text:span text:style-name="Source_20_Text"><text:s text:c="2"/>delay(10);</text:span></text:p>
      <text:p text:style-name="P1"><text:span text:style-name="Source_20_Text"><text:s text:c="2"/>Serial.println();</text:span></text:p>
      <text:p text:style-name="P1"><text:span text:style-name="Source_20_Text"><text:s text:c="2"/>Serial.print("Connecting to ");</text:span></text:p>
      <text:p text:style-name="P1"><text:span text:style-name="Source_20_Text"><text:s text:c="2"/>Serial.println(ssid);</text:span></text:p>
      <text:p text:style-name="P1"><text:span text:style-name="Source_20_Text"><text:s text:c="2"/>WiFi.mode(WIFI_STA);</text:span></text:p>
      <text:p text:style-name="P1"><text:span text:style-name="Source_20_Text"><text:s text:c="2"/>WiFi.begin(ssid, password);</text:span></text:p>
      <text:p text:style-name="P1"/>
      <text:p text:style-name="P1"><text:span text:style-name="Source_20_Text"><text:s text:c="2"/>while (WiFi.status() != WL_CONNECTED) {</text:span></text:p>
      <text:p text:style-name="P1"><text:span text:style-name="Source_20_Text"><text:s text:c="4"/>delay(500);</text:span></text:p>
      <text:p text:style-name="P1"><text:span text:style-name="Source_20_Text"><text:s text:c="4"/>Serial.print(".");</text:span></text:p>
      <text:p text:style-name="P1"><text:span text:style-name="Source_20_Text"><text:s text:c="2"/>}</text:span></text:p>
      <text:p text:style-name="P1"/>
      <text:p text:style-name="P1"><text:span text:style-name="Source_20_Text"><text:s text:c="2"/>randomSeed(micros());</text:span></text:p>
      <text:p text:style-name="P1"/>
      <text:p text:style-name="P1"><text:span text:style-name="Source_20_Text"><text:s text:c="2"/>Serial.println("");</text:span></text:p>
      <text:p text:style-name="P1"><text:span text:style-name="Source_20_Text"><text:s text:c="2"/>Serial.println("WiFi connected");</text:span></text:p>
      <text:p text:style-name="P1"><text:span text:style-name="Source_20_Text"><text:s text:c="2"/>Serial.println("IP address: ");</text:span></text:p>
      <text:p text:style-name="P1"><text:span text:style-name="Source_20_Text"><text:s text:c="2"/>Serial.println(WiFi.localIP());</text:span></text:p>
      <text:p text:style-name="P1"><text:span text:style-name="Source_20_Text">}</text:span></text:p>
      <text:p text:style-name="P1"/>
      <text:p text:style-name="P1"><text:span text:style-name="Source_20_Text">// Function to reconnect MQTT client</text:span></text:p>
      <text:p text:style-name="P1"><text:span text:style-name="Source_20_Text">void reconnect() {</text:span></text:p>
      <text:p text:style-name="P1"><text:span text:style-name="Source_20_Text"><text:s text:c="2"/>while (!client.connected()) {</text:span></text:p>
      <text:p text:style-name="P1"><text:span text:style-name="Source_20_Text"><text:s text:c="4"/>Serial.print("Attempting MQTT connection...");</text:span></text:p>
      <text:p text:style-name="P1"><text:span text:style-name="Source_20_Text"><text:s text:c="4"/>String clientId = "ESP8266Client-";</text:span></text:p>
      <text:p text:style-name="P1"><text:span text:style-name="Source_20_Text"><text:s text:c="4"/>clientId += String(random(0xffff), HEX);</text:span></text:p>
      <text:p text:style-name="P1"><text:span text:style-name="Source_20_Text"><text:s text:c="4"/>if (client.connect(clientId.c_str())) {</text:span></text:p>
      <text:p text:style-name="P1"><text:span text:style-name="Source_20_Text"><text:s text:c="6"/>Serial.println("connected");</text:span></text:p>
      <text:p text:style-name="P1"><text:span text:style-name="Source_20_Text"><text:s text:c="6"/>client.publish("device/temp", "MQTT Server is Connected");</text:span></text:p>
      <text:p text:style-name="P1"><text:span text:style-name="Source_20_Text"><text:s text:c="6"/>client.subscribe("device/led");</text:span></text:p>
      <text:p text:style-name="P1"><text:span text:style-name="Source_20_Text"><text:s text:c="6"/>client.subscribe("device/start"); <text:s/>// Subscribe to the topic to start working</text:span></text:p>
      <text:p text:style-name="P1"><text:span text:style-name="Source_20_Text"><text:s text:c="4"/>} else {</text:span></text:p>
      <text:p text:style-name="P1"><text:span text:style-name="Source_20_Text"><text:s text:c="6"/>Serial.print("failed, rc=");</text:span></text:p>
      <text:p text:style-name="P1"><text:span text:style-name="Source_20_Text"><text:s text:c="6"/>Serial.print(client.state());</text:span></text:p>
      <text:p text:style-name="P1"><text:span text:style-name="Source_20_Text"><text:s text:c="6"/>Serial.println(" try again in 5 seconds");</text:span></text:p>
      <text:p text:style-name="P1"><text:span text:style-name="Source_20_Text"><text:s text:c="6"/>delay(5000);</text:span></text:p>
      <text:p text:style-name="P1"><text:span text:style-name="Source_20_Text"><text:s text:c="4"/>}</text:span></text:p>
      <text:p text:style-name="P1"><text:span text:style-name="Source_20_Text"><text:s text:c="2"/>}</text:span></text:p>
      <text:p text:style-name="P1"><text:span text:style-name="Source_20_Text">}</text:span></text:p>
      <text:p text:style-name="P1"/>
      <text:p text:style-name="P1"><text:span text:style-name="Source_20_Text">// Callback function for received MQTT messages</text:span></text:p>
      <text:p text:style-name="P1"><text:span text:style-name="Source_20_Text">void callback(char* topic, byte* payload, unsigned int length) {</text:span></text:p>
      <text:p text:style-name="P1"><text:span text:style-name="Source_20_Text"><text:s text:c="2"/>String message = "";</text:span></text:p>
      <text:p text:style-name="P1"><text:span text:style-name="Source_20_Text"><text:s text:c="2"/>for (int i = 0; i &lt; length; i++) {</text:span></text:p>
      <text:p text:style-name="P1"><text:span text:style-name="Source_20_Text"><text:s text:c="4"/>message += (char)payload[i];</text:span></text:p>
      <text:p text:style-name="P1"><text:span text:style-name="Source_20_Text"><text:s text:c="2"/>}</text:span></text:p>
      <text:p text:style-name="P1"/>
      <text:p text:style-name="P1"><text:span text:style-name="Source_20_Text"><text:s text:c="2"/>Serial.print("Message received on topic: ");</text:span></text:p>
      <text:p text:style-name="P1"><text:span text:style-name="Source_20_Text"><text:s text:c="2"/>Serial.println(topic);</text:span></text:p>
      <text:p text:style-name="P1"/>
      <text:p text:style-name="P1"><text:span text:style-name="Source_20_Text"><text:s text:c="2"/>// If the message is "start", set the flag to true</text:span></text:p>
      <text:p text:style-name="P1"><text:span text:style-name="Source_20_Text"><text:s text:c="2"/>if (String(topic) == "device/start" &amp;&amp; message == "start") {</text:span></text:p>
      <text:p text:style-name="P1"><text:span text:style-name="Source_20_Text"><text:s text:c="4"/>startWorking = true; <text:s/>// Trigger NodeMCU to start working</text:span></text:p>
      <text:p text:style-name="P1"><text:span text:style-name="Source_20_Text"><text:s text:c="4"/>Serial.println("Received 'start' message, beginning GPS operations...");</text:span></text:p>
      <text:p text:style-name="P1"><text:span text:style-name="Source_20_Text"><text:s text:c="2"/>}</text:span></text:p>
      <text:p text:style-name="P1"><text:soft-page-break/><text:span text:style-name="Source_20_Text">}</text:span></text:p>
      <text:p text:style-name="P1"/>
      <text:p text:style-name="P1"><text:span text:style-name="Source_20_Text">void setup() {</text:span></text:p>
      <text:p text:style-name="P1"><text:span text:style-name="Source_20_Text"><text:s text:c="2"/>Serial.begin(115200); <text:s/></text:span></text:p>
      <text:p text:style-name="P1"><text:span text:style-name="Source_20_Text"><text:s text:c="2"/>GPS_SoftSerial.begin(115200); <text:s/></text:span></text:p>
      <text:p text:style-name="P1"><text:span text:style-name="Source_20_Text"><text:s text:c="2"/>setup_wifi();</text:span></text:p>
      <text:p text:style-name="P1"><text:span text:style-name="Source_20_Text"><text:s text:c="2"/>client.setServer(mqtt_server, 1883);</text:span></text:p>
      <text:p text:style-name="P1"><text:span text:style-name="Source_20_Text"><text:s text:c="2"/>client.setCallback(callback);</text:span></text:p>
      <text:p text:style-name="P1"><text:span text:style-name="Source_20_Text">}</text:span></text:p>
      <text:p text:style-name="P1"/>
      <text:p text:style-name="P1"><text:span text:style-name="Source_20_Text">void loop() {</text:span></text:p>
      <text:p text:style-name="P1"><text:span text:style-name="Source_20_Text"><text:s text:c="2"/>if (!client.connected()) {</text:span></text:p>
      <text:p text:style-name="P1"><text:span text:style-name="Source_20_Text"><text:s text:c="4"/>reconnect();</text:span></text:p>
      <text:p text:style-name="P1"><text:span text:style-name="Source_20_Text"><text:s text:c="2"/>}</text:span></text:p>
      <text:p text:style-name="P1"><text:span text:style-name="Source_20_Text"><text:s text:c="2"/>client.loop();</text:span></text:p>
      <text:p text:style-name="P1"/>
      <text:p text:style-name="P1"><text:span text:style-name="Source_20_Text"><text:s text:c="2"/>// If the flag is true, start the GPS processing</text:span></text:p>
      <text:p text:style-name="P1"><text:span text:style-name="Source_20_Text"><text:s text:c="2"/>if (startWorking) {</text:span></text:p>
      <text:p text:style-name="P1"><text:span text:style-name="Source_20_Text"><text:s text:c="4"/>smartDelay(1000);</text:span></text:p>
      <text:p text:style-name="P1"><text:span text:style-name="Source_20_Text"><text:s text:c="4"/>unsigned long start;</text:span></text:p>
      <text:p text:style-name="P1"><text:span text:style-name="Source_20_Text"><text:s text:c="4"/>double lat_val, lng_val, alt_m_val;</text:span></text:p>
      <text:p text:style-name="P1"><text:span text:style-name="Source_20_Text"><text:s text:c="4"/>uint8_t hr_val, min_val, sec_val;</text:span></text:p>
      <text:p text:style-name="P1"><text:span text:style-name="Source_20_Text"><text:s text:c="4"/>bool loc_valid, alt_valid, time_valid;</text:span></text:p>
      <text:p text:style-name="P1"><text:span text:style-name="Source_20_Text"><text:s text:c="4"/>lat_val = gps.location.lat();</text:span></text:p>
      <text:p text:style-name="P1"><text:span text:style-name="Source_20_Text"><text:s text:c="4"/>loc_valid = gps.location.isValid();</text:span></text:p>
      <text:p text:style-name="P1"><text:span text:style-name="Source_20_Text"><text:s text:c="4"/>lng_val = gps.location.lng();</text:span></text:p>
      <text:p text:style-name="P1"><text:span text:style-name="Source_20_Text"><text:s text:c="4"/>alt_m_val = gps.altitude.meters();</text:span></text:p>
      <text:p text:style-name="P1"><text:span text:style-name="Source_20_Text"><text:s text:c="4"/>alt_valid = gps.altitude.isValid();</text:span></text:p>
      <text:p text:style-name="P1"><text:span text:style-name="Source_20_Text"><text:s text:c="4"/>hr_val = gps.time.hour();</text:span></text:p>
      <text:p text:style-name="P1"><text:span text:style-name="Source_20_Text"><text:s text:c="4"/>min_val = gps.time.minute();</text:span></text:p>
      <text:p text:style-name="P1"><text:span text:style-name="Source_20_Text"><text:s text:c="4"/>sec_val = gps.time.second();</text:span></text:p>
      <text:p text:style-name="P1"><text:span text:style-name="Source_20_Text"><text:s text:c="4"/>time_valid = gps.time.isValid();</text:span></text:p>
      <text:p text:style-name="P1"/>
      <text:p text:style-name="P1"><text:span text:style-name="Source_20_Text"><text:s text:c="4"/>if (!loc_valid) { <text:s text:c="8"/></text:span></text:p>
      <text:p text:style-name="P1"><text:span text:style-name="Source_20_Text"><text:s text:c="6"/>Serial.print("Latitude : ");</text:span></text:p>
      <text:p text:style-name="P1"><text:span text:style-name="Source_20_Text"><text:s text:c="6"/>Serial.println("*****");</text:span></text:p>
      <text:p text:style-name="P1"><text:span text:style-name="Source_20_Text"><text:s text:c="6"/>Serial.print("Longitude : ");</text:span></text:p>
      <text:p text:style-name="P1"><text:span text:style-name="Source_20_Text"><text:s text:c="6"/>Serial.println("*****");</text:span></text:p>
      <text:p text:style-name="P1"><text:span text:style-name="Source_20_Text"><text:s text:c="4"/>} else {</text:span></text:p>
      <text:p text:style-name="P1"><text:span text:style-name="Source_20_Text"><text:s text:c="6"/>DegMinSec(lat_val);</text:span></text:p>
      <text:p text:style-name="P1"><text:span text:style-name="Source_20_Text"><text:s text:c="6"/>Serial.print("Latitude in Decimal Degrees : ");</text:span></text:p>
      <text:p text:style-name="P1"><text:span text:style-name="Source_20_Text"><text:s text:c="6"/>Serial.println(lat_val, 6);</text:span></text:p>
      <text:p text:style-name="P1"><text:span text:style-name="Source_20_Text"><text:s text:c="6"/>Serial.print("Latitude in Degrees Minutes Seconds : ");</text:span></text:p>
      <text:p text:style-name="P1"><text:span text:style-name="Source_20_Text"><text:s text:c="6"/>Serial.print(degree);</text:span></text:p>
      <text:p text:style-name="P1"><text:span text:style-name="Source_20_Text"><text:s text:c="6"/>Serial.print("\t");</text:span></text:p>
      <text:p text:style-name="P1"><text:span text:style-name="Source_20_Text"><text:s text:c="6"/>Serial.print(mins);</text:span></text:p>
      <text:p text:style-name="P1"><text:span text:style-name="Source_20_Text"><text:s text:c="6"/>Serial.print("\t");</text:span></text:p>
      <text:p text:style-name="P1"><text:span text:style-name="Source_20_Text"><text:s text:c="6"/>Serial.println(secs);</text:span></text:p>
      <text:p text:style-name="P1"><text:span text:style-name="Source_20_Text"><text:s text:c="6"/>DegMinSec(lng_val);</text:span></text:p>
      <text:p text:style-name="P1"><text:span text:style-name="Source_20_Text"><text:s text:c="6"/>Serial.print("Longitude in Decimal Degrees : ");</text:span></text:p>
      <text:p text:style-name="P1"><text:span text:style-name="Source_20_Text"><text:s text:c="6"/>Serial.println(lng_val, 6);</text:span></text:p>
      <text:p text:style-name="P1"><text:span text:style-name="Source_20_Text"><text:s text:c="6"/>Serial.print("Longitude in Degrees Minutes Seconds : ");</text:span></text:p>
      <text:p text:style-name="P1"><text:span text:style-name="Source_20_Text"><text:s text:c="6"/>Serial.print(degree);</text:span></text:p>
      <text:p text:style-name="P1"><text:span text:style-name="Source_20_Text"><text:s text:c="6"/>Serial.print("\t");</text:span></text:p>
      <text:p text:style-name="P1"><text:span text:style-name="Source_20_Text"><text:s text:c="6"/>Serial.print(mins);</text:span></text:p>
      <text:p text:style-name="P1"><text:span text:style-name="Source_20_Text"><text:s text:c="6"/>Serial.print("\t");</text:span></text:p>
      <text:p text:style-name="P1"><text:span text:style-name="Source_20_Text"><text:s text:c="6"/>Serial.println(secs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if (!alt_valid) {</text:span></text:p>
      <text:p text:style-name="P1"><text:span text:style-name="Source_20_Text"><text:s text:c="6"/>Serial.print("Altitude : ");</text:span></text:p>
      <text:p text:style-name="P1"><text:span text:style-name="Source_20_Text"><text:s text:c="6"/>Serial.println("*****");</text:span></text:p>
      <text:p text:style-name="P1"><text:span text:style-name="Source_20_Text"><text:s text:c="4"/>} else {</text:span></text:p>
      <text:p text:style-name="P1"><text:span text:style-name="Source_20_Text"><text:s text:c="6"/>Serial.print("Altitude : ");</text:span></text:p>
      <text:p text:style-name="P1"><text:soft-page-break/><text:span text:style-name="Source_20_Text"><text:s text:c="6"/>Serial.println(alt_m_val, 6); <text:s text:c="2"/>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if (!time_valid) {</text:span></text:p>
      <text:p text:style-name="P1"><text:span text:style-name="Source_20_Text"><text:s text:c="6"/>Serial.print("Time : ");</text:span></text:p>
      <text:p text:style-name="P1"><text:span text:style-name="Source_20_Text"><text:s text:c="6"/>Serial.println("*****");</text:span></text:p>
      <text:p text:style-name="P1"><text:span text:style-name="Source_20_Text"><text:s text:c="4"/>} else {</text:span></text:p>
      <text:p text:style-name="P1"><text:span text:style-name="Source_20_Text"><text:s text:c="6"/>char time_string[32];</text:span></text:p>
      <text:p text:style-name="P1"><text:span text:style-name="Source_20_Text"><text:s text:c="6"/>sprintf(time_string, "Time : %02d/%02d/%02d \n", hr_val, min_val, sec_val);</text:span></text:p>
      <text:p text:style-name="P1"><text:span text:style-name="Source_20_Text"><text:s text:c="6"/>Serial.print(time_string); <text:s text:c="2"/>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unsigned long now = millis();</text:span></text:p>
      <text:p text:style-name="P1"><text:span text:style-name="Source_20_Text"><text:s text:c="4"/>if (now - lastMsg &gt; 2000) {</text:span></text:p>
      <text:p text:style-name="P1"><text:span text:style-name="Source_20_Text"><text:s text:c="6"/>lastMsg = now;</text:span></text:p>
      <text:p text:style-name="P1"><text:span text:style-name="Source_20_Text"><text:s text:c="6"/>snprintf(msg, MSG_BUFFER_SIZE, "Latitude: %lf ; Longitude: %lf", lat_val, lng_val);</text:span></text:p>
      <text:p text:style-name="P1"><text:span text:style-name="Source_20_Text"><text:s text:c="6"/>client.publish("device/temp", msg);</text:span></text:p>
      <text:p text:style-name="P1"><text:span text:style-name="Source_20_Text"><text:s text:c="4"/>}</text:span></text:p>
      <text:p text:style-name="P1"><text:span text:style-name="Source_20_Text"><text:s text:c="2"/>}</text:span></text:p>
      <text:p text:style-name="P1"><text:span text:style-name="Source_20_Text">}</text:span></text:p>
      <text:p text:style-name="P1"/>
      <text:p text:style-name="P1"><text:span text:style-name="Source_20_Text">static void smartDelay(unsigned long ms) {</text:span></text:p>
      <text:p text:style-name="P1"><text:span text:style-name="Source_20_Text"><text:s text:c="2"/>unsigned long start = millis();</text:span></text:p>
      <text:p text:style-name="P1"><text:span text:style-name="Source_20_Text"><text:s text:c="2"/>do {</text:span></text:p>
      <text:p text:style-name="P1"><text:span text:style-name="Source_20_Text"><text:s text:c="4"/>while (GPS_SoftSerial.available()) {</text:span></text:p>
      <text:p text:style-name="P1"><text:span text:style-name="Source_20_Text"><text:s text:c="6"/>gps.encode(GPS_SoftSerial.read());</text:span></text:p>
      <text:p text:style-name="P1"><text:span text:style-name="Source_20_Text"><text:s text:c="4"/>}</text:span></text:p>
      <text:p text:style-name="P1"><text:span text:style-name="Source_20_Text"><text:s text:c="2"/>} while (millis() - start &lt; ms);</text:span></text:p>
      <text:p text:style-name="P1"><text:span text:style-name="Source_20_Text">}</text:span></text:p>
      <text:p text:style-name="P1"/>
      <text:p text:style-name="P1"><text:span text:style-name="Source_20_Text">void DegMinSec(double tot_val) {</text:span></text:p>
      <text:p text:style-name="P1"><text:span text:style-name="Source_20_Text"><text:s text:c="2"/>degree = (int)tot_val;</text:span></text:p>
      <text:p text:style-name="P1"><text:span text:style-name="Source_20_Text"><text:s text:c="2"/>minutes = tot_val - degree;</text:span></text:p>
      <text:p text:style-name="P1"><text:span text:style-name="Source_20_Text"><text:s text:c="2"/>seconds = 60 * minutes;</text:span></text:p>
      <text:p text:style-name="P1"><text:span text:style-name="Source_20_Text"><text:s text:c="2"/>minutes = (int)seconds;</text:span></text:p>
      <text:p text:style-name="P1"><text:span text:style-name="Source_20_Text"><text:s text:c="2"/>mins = (int)minutes;</text:span></text:p>
      <text:p text:style-name="P1"><text:span text:style-name="Source_20_Text"><text:s text:c="2"/>seconds = seconds - minutes;</text:span></text:p>
      <text:p text:style-name="P1"><text:span text:style-name="Source_20_Text"><text:s text:c="2"/>seconds = 60 * seconds;</text:span></text:p>
      <text:p text:style-name="P1"><text:span text:style-name="Source_20_Text"><text:s text:c="2"/>secs = (int)seconds;</text:span></text:p>
      <text:p text:style-name="P2"><text:span text:style-name="Source_20_Text">}</text:span></text:p>
      <text:h text:style-name="Heading_20_3" text:outline-level="3">BeagleBone Black MQTT Publisher Code (Python example):</text:h>
      <text:p text:style-name="Text_20_body">On the BeagleBone Black, you can use Python with the <text:span text:style-name="Source_20_Text">paho-mqtt</text:span> library to publish the <text:span text:style-name="Source_20_Text">"start"</text:span> message to the <text:span text:style-name="Source_20_Text">"device/start"</text:span> topic.</text:p>
      <text:list xml:id="list296783186" text:style-name="L3">
        <text:list-item>
          <text:p text:style-name="P9">Install the MQTT library:</text:p>
          <text:p text:style-name="P3">bash</text:p>
          <text:p text:style-name="P3">Copy</text:p>
          <text:p text:style-name="P4"><text:span text:style-name="Source_20_Text">pip install paho-mqtt</text:span></text:p>
        </text:list-item>
        <text:list-item>
          <text:p text:style-name="P9">Python script for the BeagleBone Black to publish the start message:</text:p>
        </text:list-item>
      </text:list>
      <text:p text:style-name="Preformatted_20_Text">python</text:p>
      <text:p text:style-name="Preformatted_20_Text">Copy</text:p>
      <text:p text:style-name="P1"><text:span text:style-name="Source_20_Text">import paho.mqtt.client as mqtt</text:span></text:p>
      <text:p text:style-name="P1"/>
      <text:p text:style-name="P1"><text:span text:style-name="Source_20_Text"># MQTT settings</text:span></text:p>
      <text:p text:style-name="P1"><text:span text:style-name="Source_20_Text">broker = "test.mosquitto.org"</text:span></text:p>
      <text:p text:style-name="P1"><text:soft-page-break/><text:span text:style-name="Source_20_Text">port = 1883</text:span></text:p>
      <text:p text:style-name="P1"><text:span text:style-name="Source_20_Text">topic = "device/start"</text:span></text:p>
      <text:p text:style-name="P1"><text:span text:style-name="Source_20_Text">message = "start"</text:span></text:p>
      <text:p text:style-name="P1"/>
      <text:p text:style-name="P1"><text:span text:style-name="Source_20_Text"># Define the MQTT client and connect</text:span></text:p>
      <text:p text:style-name="P1"><text:span text:style-name="Source_20_Text">client = mqtt.Client()</text:span></text:p>
      <text:p text:style-name="P1"><text:span text:style-name="Source_20_Text">client.connect(broker, port, 60)</text:span></text:p>
      <text:p text:style-name="P1"/>
      <text:p text:style-name="P1"><text:span text:style-name="Source_20_Text"># Publish the message to start the NodeMCU</text:span></text:p>
      <text:p text:style-name="P1"><text:span text:style-name="Source_20_Text">client.publish(topic, message)</text:span></text:p>
      <text:p text:style-name="P1"/>
      <text:p text:style-name="P1"><text:span text:style-name="Source_20_Text">print(f"Sent message '{message}' to topic '{topic}'")</text:span></text:p>
      <text:p text:style-name="P1"/>
      <text:p text:style-name="P2"><text:span text:style-name="Source_20_Text">client.disconnect()</text:span></text:p>
      <text:h text:style-name="Heading_20_3" text:outline-level="3">Flow:</text:h>
      <text:list xml:id="list145205104" text:style-name="L4">
        <text:list-item>
          <text:p text:style-name="P11"><text:span text:style-name="Strong_20_Emphasis">NodeMCU</text:span> subscribes to the topic <text:span text:style-name="Source_20_Text">"device/start"</text:span>.</text:p>
        </text:list-item>
        <text:list-item>
          <text:p text:style-name="P11">When it receives the <text:span text:style-name="Source_20_Text">"start"</text:span> message, it sets the <text:span text:style-name="Source_20_Text">startWorking</text:span> flag to <text:span text:style-name="Source_20_Text">true</text:span> and begins working on the GPS data.</text:p>
        </text:list-item>
        <text:list-item>
          <text:p text:style-name="P10"><text:span text:style-name="Strong_20_Emphasis">BeagleBone Black</text:span> can send the <text:span text:style-name="Source_20_Text">"start"</text:span> message to the MQTT broker to trigger the GPS data processing on the NodeMCU.</text:p>
        </text:list-item>
      </text:list>
      <text:p text:style-name="Text_20_body">This setup ensures that the NodeMCU will only start working when it receives the appropriate command from the BeagleBone Black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2:55:33.160473038</meta:creation-date>
    <dc:date>2025-02-04T22:55:43.112031882</dc:date>
    <meta:editing-duration>PT10S</meta:editing-duration>
    <meta:editing-cycles>1</meta:editing-cycles>
    <meta:document-statistic meta:table-count="0" meta:image-count="0" meta:object-count="0" meta:page-count="5" meta:paragraph-count="207" meta:word-count="898" meta:character-count="7273" meta:non-whitespace-character-count="6063"/>
    <meta:generator>LibreOffice/7.3.7.2$Linux_X86_64 LibreOffice_project/30$Build-2</meta:generator>
  </office:meta>
</office:document-meta>
</file>